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AAD00003DB5AFB06587.svm"/>
  <manifest:file-entry manifest:media-type="" manifest:full-path="Pictures/200000070000369300002FF63A495732.svm"/>
  <manifest:file-entry manifest:media-type="" manifest:full-path="Pictures/2000000700003C35000016BEEB4A1684.svm"/>
  <manifest:file-entry manifest:media-type="" manifest:full-path="Pictures/20000007000036E2000019112729CBF2.svm"/>
  <manifest:file-entry manifest:media-type="" manifest:full-path="Pictures/20000007000038CC00001AD3922094FC.svm"/>
  <manifest:file-entry manifest:media-type="" manifest:full-path="Pictures/20000007000036F000000BE4E884E250.svm"/>
  <manifest:file-entry manifest:media-type="" manifest:full-path="Pictures/200000070000280E00001DFA8C2A626A.svm"/>
  <manifest:file-entry manifest:media-type="" manifest:full-path="Pictures/20000007000039A00000078CCE354E97.svm"/>
  <manifest:file-entry manifest:media-type="" manifest:full-path="Pictures/200000070000365E00001858F8A38B70.svm"/>
  <manifest:file-entry manifest:media-type="" manifest:full-path="Pictures/20000007000027E6000021B2AA14DFD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1837737631658363" text:style-name="L1">
        <text:list-item>
          <text:p text:style-name="P1">Initialize the directory using git init</text:p>
        </text:list-item>
      </text:list>
      <text:p text:style-name="Standard"/>
      <text:p text:style-name="Standard"><draw:frame draw:style-name="fr1" draw:name="graphics1" text:anchor-type="paragraph" svg:width="5.5366in" svg:height="1.1984in" draw:z-index="0"><draw:image xlink:href="Pictures/20000007000036F000000BE4E884E250.svm" xlink:type="simple" xlink:show="embed" xlink:actuate="onLoad"/></draw:frame></text:p>
      <text:p text:style-name="Standard"/>
      <text:list xml:id="list36355146" text:continue-numbering="true" text:style-name="L1">
        <text:list-item>
          <text:p text:style-name="P1">Create few files.</text:p>
        </text:list-item>
      </text:list>
      <text:p text:style-name="Standard"/>
      <text:p text:style-name="Standard"/>
      <text:list xml:id="list36346409" text:continue-numbering="true" text:style-name="L1">
        <text:list-item>
          <text:p text:style-name="P1">Create a new branch SurbhiBranch .</text:p>
        </text:list-item>
      </text:list>
      <text:p text:style-name="Standard"/>
      <text:p text:style-name="Standard"><draw:frame draw:style-name="fr1" draw:name="graphics2" text:anchor-type="paragraph" svg:width="5.7244in" svg:height="2.7035in" draw:z-index="1"><draw:image xlink:href="Pictures/20000007000038CC00001AD3922094FC.svm" xlink:type="simple" xlink:show="embed" xlink:actuate="onLoad"/></draw:frame><text:tab/></text:p>
      <text:list xml:id="list36343274" text:continue-numbering="true" text:style-name="L1">
        <text:list-header>
          <text:p text:style-name="P1"/>
        </text:list-header>
        <text:list-item>
          <text:p text:style-name="P1">Change file index.html .</text:p>
        </text:list-item>
      </text:list>
      <text:p text:style-name="Standard"><draw:frame draw:style-name="fr1" draw:name="graphics10" text:anchor-type="paragraph" svg:width="5.4799in" svg:height="2.4535in" draw:z-index="9"><draw:image xlink:href="Pictures/200000070000365E00001858F8A38B70.svm" xlink:type="simple" xlink:show="embed" xlink:actuate="onLoad"/></draw:frame></text:p>
      <text:list xml:id="list36359572" text:continue-numbering="true" text:style-name="L1">
        <text:list-header>
          <text:p text:style-name="P1"><draw:frame draw:style-name="fr2" draw:name="graphics3" text:anchor-type="paragraph" svg:width="5.5311in" svg:height="2.5264in" draw:z-index="8"><draw:image xlink:href="Pictures/20000007000036E2000019112729CBF2.svm" xlink:type="simple" xlink:show="embed" xlink:actuate="onLoad"/></draw:frame><text:soft-page-break/></text:p>
        </text:list-header>
        <text:list-item>
          <text:p text:style-name="P1"><text:s/>Stash the changes.</text:p>
        </text:list-item>
      </text:list>
      <text:p text:style-name="Standard"/>
      <text:p text:style-name="Standard"/>
      <text:p text:style-name="Standard"><draw:frame draw:style-name="fr1" draw:name="graphics4" text:anchor-type="paragraph" svg:width="5.8075in" svg:height="0.7602in" draw:z-index="2"><draw:image xlink:href="Pictures/20000007000039A00000078CCE354E97.svm" xlink:type="simple" xlink:show="embed" xlink:actuate="onLoad"/></draw:frame></text:p>
      <text:list xml:id="list36353657" text:continue-numbering="true" text:style-name="L1">
        <text:list-item>
          <text:p text:style-name="P1">Checkout branch master. Now if you open index.html, <text:s/>you can see the previous (unupdated) file. </text:p>
        </text:list-item>
      </text:list>
      <text:p text:style-name="Standard"/>
      <text:list xml:id="list36363557" text:continue-numbering="true" text:style-name="L1">
        <text:list-header>
          <text:p text:style-name="P1"><draw:frame draw:style-name="fr2" draw:name="graphics5" text:anchor-type="paragraph" svg:width="4.0366in" svg:height="3.0217in" draw:z-index="3"><draw:image xlink:href="Pictures/200000070000280E00001DFA8C2A626A.svm" xlink:type="simple" xlink:show="embed" xlink:actuate="onLoad"/></draw:frame></text:p>
        </text:list-header>
        <text:list-item>
          <text:p text:style-name="P1">Change to working branch SurbhiBranch. Use git Stash list to get the list of stashes.</text:p>
        </text:list-item>
      </text:list>
      <text:p text:style-name="Standard"><draw:frame draw:style-name="fr1" draw:name="graphics6" text:anchor-type="paragraph" svg:width="6.0681in" svg:height="2.2925in" draw:z-index="4"><draw:image xlink:href="Pictures/2000000700003C35000016BEEB4A1684.svm" xlink:type="simple" xlink:show="embed" xlink:actuate="onLoad"/></draw:frame><text:soft-page-break/></text:p>
      <text:list xml:id="list36371855" text:continue-numbering="true" text:style-name="L1">
        <text:list-item>
          <text:p text:style-name="P1">Retrieve the stashed code by using git stash apply</text:p>
        </text:list-item>
      </text:list>
      <text:p text:style-name="Standard"><draw:frame draw:style-name="fr2" draw:name="graphics7" text:anchor-type="paragraph" svg:width="5.5008in" svg:height="4.8339in" draw:z-index="5"><draw:image xlink:href="Pictures/200000070000369300002FF63A495732.svm" xlink:type="simple" xlink:show="embed" xlink:actuate="onLoad"/></draw:frame></text:p>
      <text:p text:style-name="Standard"/>
      <text:p text:style-name="Standard"/>
      <text:list xml:id="list36370753" text:continue-numbering="true" text:style-name="L1">
        <text:list-item>
          <text:p text:style-name="P1">Git Add and git commit the files. If you open the index.html, it is the updated one. </text:p>
        </text:list-item>
      </text:list>
      <text:p text:style-name="Standard"><draw:frame draw:style-name="fr2" draw:name="graphics8" text:anchor-type="paragraph" svg:width="4.0217in" svg:height="3.3957in" draw:z-index="6"><draw:image xlink:href="Pictures/20000007000027E6000021B2AA14DFDB.svm" xlink:type="simple" xlink:show="embed" xlink:actuate="onLoad"/></draw:frame><text:soft-page-break/></text:p>
      <text:p text:style-name="Standard"/>
      <text:p text:style-name="Standard"><draw:frame draw:style-name="fr3" draw:name="graphics9" text:anchor-type="paragraph" svg:width="6.6925in" svg:height="5.5299in" draw:z-index="7"><draw:image xlink:href="Pictures/2000000700004AAD00003DB5AFB0658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18S</meta:editing-duration>
    <meta:editing-cycles>10</meta:editing-cycles>
    <meta:generator>OpenOffice/4.1.6$Win32 OpenOffice.org_project/416m1$Build-9790</meta:generator>
    <dc:date>2022-01-14T16:12:16.45</dc:date>
    <dc:creator>Surbhi Jain</dc:creator>
    <meta:document-statistic meta:table-count="0" meta:image-count="10" meta:object-count="0" meta:page-count="4" meta:paragraph-count="10" meta:word-count="87" meta:character-count="468"/>
    <meta:user-defined meta:name="Info 1"/>
    <meta:user-defined meta:name="Info 2"/>
    <meta:user-defined meta:name="Info 3"/>
    <meta:user-defined meta:name="Info 4"/>
  </office:meta>
</office:document-meta>
</file>